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Pictures/100002010000007600000029ABF5F7A91F7A9EF9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Roboto Mono" svg:font-family="'Roboto Mono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Roboto Mono1" svg:font-family="'Roboto Mono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7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7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7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7.5in" fo:margin-left="0in" fo:margin-top="0in" fo:margin-bottom="0in" fo:break-before="auto" fo:break-after="auto" table:align="left"/>
    </style:style>
    <style:style style:name="Table3.A" style:family="table-column">
      <style:table-column-properties style:column-width="7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7.5in" fo:margin-left="0in" fo:margin-top="0in" fo:margin-bottom="0in" fo:break-before="auto" fo:break-after="auto" table:align="left"/>
    </style:style>
    <style:style style:name="Table4.A" style:family="table-column">
      <style:table-column-properties style:column-width="7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7.5in" fo:margin-left="0in" fo:margin-top="0in" fo:margin-bottom="0in" fo:break-before="auto" fo:break-after="auto" table:align="left"/>
    </style:style>
    <style:style style:name="Table5.A" style:family="table-column">
      <style:table-column-properties style:column-width="7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7.5in" fo:margin-left="0in" fo:margin-top="0in" fo:margin-bottom="0in" fo:break-before="auto" fo:break-after="auto" table:align="left"/>
    </style:style>
    <style:style style:name="Table6.A" style:family="table-column">
      <style:table-column-properties style:column-width="7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7.5in" fo:margin-left="0in" fo:margin-top="0in" fo:margin-bottom="0in" fo:break-before="auto" fo:break-after="auto" table:align="left"/>
    </style:style>
    <style:style style:name="Table7.A" style:family="table-column">
      <style:table-column-properties style:column-width="7.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7.5in" fo:margin-left="0in" fo:margin-top="0in" fo:margin-bottom="0in" fo:break-before="auto" fo:break-after="auto" table:align="left"/>
    </style:style>
    <style:style style:name="Table8.A" style:family="table-column">
      <style:table-column-properties style:column-width="7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7.5in" fo:margin-left="0in" fo:margin-top="0in" fo:margin-bottom="0in" fo:break-before="auto" fo:break-after="auto" table:align="left"/>
    </style:style>
    <style:style style:name="Table9.A" style:family="table-column">
      <style:table-column-properties style:column-width="7.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7.5in" fo:margin-left="0in" fo:margin-top="0in" fo:margin-bottom="0in" fo:break-before="auto" fo:break-after="auto" table:align="left"/>
    </style:style>
    <style:style style:name="Table10.A" style:family="table-column">
      <style:table-column-properties style:column-width="7.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7.5in" fo:margin-left="0in" fo:margin-top="0in" fo:margin-bottom="0in" fo:break-before="auto" fo:break-after="auto" table:align="left"/>
    </style:style>
    <style:style style:name="Table11.A" style:family="table-column">
      <style:table-column-properties style:column-width="7.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7.5in" fo:margin-left="0in" fo:margin-top="0in" fo:margin-bottom="0in" fo:break-before="auto" fo:break-after="auto" table:align="left"/>
    </style:style>
    <style:style style:name="Table12.A" style:family="table-column">
      <style:table-column-properties style:column-width="7.5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7.5in" fo:margin-left="0in" fo:margin-top="0in" fo:margin-bottom="0in" fo:break-before="auto" fo:break-after="auto" table:align="left"/>
    </style:style>
    <style:style style:name="Table13.A" style:family="table-column">
      <style:table-column-properties style:column-width="7.5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7.5in" fo:margin-left="0in" fo:margin-top="0in" fo:margin-bottom="0in" fo:break-before="auto" fo:break-after="auto" table:align="left"/>
    </style:style>
    <style:style style:name="Table14.A" style:family="table-column">
      <style:table-column-properties style:column-width="7.5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7.5in" fo:margin-left="0in" fo:margin-top="0in" fo:margin-bottom="0in" fo:break-before="auto" fo:break-after="auto" table:align="left"/>
    </style:style>
    <style:style style:name="Table15.A" style:family="table-column">
      <style:table-column-properties style:column-width="7.5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7.5in" fo:margin-left="0in" fo:margin-top="0in" fo:margin-bottom="0in" fo:break-before="auto" fo:break-after="auto" table:align="left"/>
    </style:style>
    <style:style style:name="Table16.A" style:family="table-column">
      <style:table-column-properties style:column-width="7.5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7.5in" fo:margin-left="0in" fo:margin-top="0in" fo:margin-bottom="0in" fo:break-before="auto" fo:break-after="auto" table:align="left"/>
    </style:style>
    <style:style style:name="Table17.A" style:family="table-column">
      <style:table-column-properties style:column-width="7.5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7.5in" fo:margin-left="0in" fo:margin-top="0in" fo:margin-bottom="0in" fo:break-before="auto" fo:break-after="auto" table:align="left"/>
    </style:style>
    <style:style style:name="Table18.A" style:family="table-column">
      <style:table-column-properties style:column-width="7.5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7.5in" fo:margin-left="0in" fo:margin-top="0in" fo:margin-bottom="0in" fo:break-before="auto" fo:break-after="auto" table:align="left"/>
    </style:style>
    <style:style style:name="Table19.A" style:family="table-column">
      <style:table-column-properties style:column-width="7.5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1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11" style:family="paragraph" style:parent-style-name="Standard">
      <style:paragraph-properties fo:margin-left="0in" fo:margin-right="0.0626in" fo:text-indent="0in" style:auto-text-indent="false"/>
    </style:style>
    <style:style style:name="P12" style:family="paragraph" style:parent-style-name="Standard">
      <style:paragraph-properties fo:margin-left="0in" fo:margin-right="0.0626in" fo:text-indent="0in" style:auto-text-indent="false"/>
      <style:text-properties fo:font-size="11pt" style:font-size-asian="11pt" style:font-size-complex="11pt"/>
    </style:style>
    <style:style style:name="P13" style:family="paragraph" style:parent-style-name="Heading_20_1">
      <style:paragraph-properties fo:margin-left="0.0626in" fo:margin-right="0.0626in" fo:margin-top="0.3335in" fo:margin-bottom="0.0835in" loext:contextual-spacing="false" fo:line-height="100%" fo:keep-together="auto" fo:text-indent="0in" style:auto-text-indent="false" fo:keep-with-next="auto"/>
    </style:style>
    <style:style style:name="P14" style:family="paragraph" style:parent-style-name="Heading_20_3">
      <style:paragraph-properties fo:margin-left="0.0626in" fo:margin-right="0.0626in" fo:margin-top="0.1945in" fo:margin-bottom="0.0555in" loext:contextual-spacing="false" fo:line-height="100%" fo:keep-together="auto" fo:text-indent="0in" style:auto-text-indent="false" fo:keep-with-next="auto"/>
    </style:style>
    <style:style style:name="P15" style:family="paragraph" style:parent-style-name="Heading_20_2">
      <style:paragraph-properties fo:margin-left="0.0626in" fo:margin-right="0.0626in" fo:margin-top="0.25in" fo:margin-bottom="0.0555in" loext:contextual-spacing="false" fo:line-height="100%" fo:keep-together="auto" fo:text-indent="0in" style:auto-text-indent="false" fo:keep-with-next="auto"/>
    </style:style>
    <style:style style:name="P16" style:family="paragraph" style:parent-style-name="Heading_20_2">
      <style:paragraph-properties fo:margin-left="0.0626in" fo:margin-right="0.0626in" fo:margin-top="0.25in" fo:margin-bottom="0.0555in" loext:contextual-spacing="false" fo:line-height="100%" fo:keep-together="auto" fo:text-indent="0in" style:auto-text-indent="false" fo:keep-with-next="auto"/>
      <style:text-properties fo:font-size="17pt" style:font-size-asian="17pt" style:font-size-complex="17pt" fo:background-color="#ffffff"/>
    </style:style>
    <style:style style:name="P17" style:family="paragraph" style:parent-style-name="Heading_20_2" style:master-page-name="Standard">
      <style:paragraph-properties fo:margin-left="0.0626in" fo:margin-right="0.0626in" fo:margin-top="0.25in" fo:margin-bottom="0.0555in" loext:contextual-spacing="false" fo:line-height="100%" fo:keep-together="auto" fo:text-indent="0in" style:auto-text-indent="false" style:page-number="1" fo:keep-with-next="auto"/>
    </style:style>
    <style:style style:name="P18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7pt" style:font-size-asian="17pt" style:font-size-complex="17pt" fo:background-color="#ffffff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3pt" style:font-size-asian="13pt" style:font-size-complex="13pt" fo:background-color="#ffffff"/>
    </style:style>
    <style:style style:name="T5" style:family="text">
      <style:text-properties fo:color="#333333" style:font-name="Consolas" fo:font-size="11pt" fo:font-weight="bold" fo:background-color="#f8f8f8" loext:char-shading-value="0" style:font-name-asian="Consolas1" style:font-size-asian="11pt" style:font-weight-asian="bold" style:font-name-complex="Consolas1" style:font-size-complex="11pt" style:font-weight-complex="bold"/>
    </style:style>
    <style:style style:name="T6" style:family="text">
      <style:text-properties fo:color="#333333" style:font-name="Consolas" fo:font-size="11pt" fo:background-color="#f8f8f8" loext:char-shading-value="0" style:font-name-asian="Consolas1" style:font-size-asian="11pt" style:font-name-complex="Consolas1" style:font-size-complex="11pt"/>
    </style:style>
    <style:style style:name="T7" style:family="text">
      <style:text-properties fo:color="#333333" style:font-name="Consolas" fo:font-weight="bold" fo:background-color="#f8f8f8" loext:char-shading-value="0" style:font-name-asian="Consolas1" style:font-weight-asian="bold" style:font-name-complex="Consolas1" style:font-weight-complex="bold"/>
    </style:style>
    <style:style style:name="T8" style:family="text">
      <style:text-properties fo:color="#333333" style:font-name="Consolas" fo:background-color="#f8f8f8" loext:char-shading-value="0" style:font-name-asian="Consolas1" style:font-name-complex="Consolas1"/>
    </style:style>
    <style:style style:name="T9" style:family="text">
      <style:text-properties fo:color="#dd1144" style:font-name="Consolas" fo:font-size="11pt" fo:background-color="#f8f8f8" loext:char-shading-value="0" style:font-name-asian="Consolas1" style:font-size-asian="11pt" style:font-name-complex="Consolas1" style:font-size-complex="11pt"/>
    </style:style>
    <style:style style:name="T10" style:family="text">
      <style:text-properties fo:color="#dd1144" style:font-name="Consolas" fo:background-color="#f8f8f8" loext:char-shading-value="0" style:font-name-asian="Consolas1" style:font-name-complex="Consolas1"/>
    </style:style>
    <style:style style:name="T11" style:family="text">
      <style:text-properties fo:color="#999988" style:font-name="Consolas" fo:font-size="11pt" fo:font-style="italic" fo:background-color="#f8f8f8" loext:char-shading-value="0" style:font-name-asian="Consolas1" style:font-size-asian="11pt" style:font-style-asian="italic" style:font-name-complex="Consolas1" style:font-size-complex="11pt" style:font-style-complex="italic"/>
    </style:style>
    <style:style style:name="T12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 style:font-style-complex="italic"/>
    </style:style>
    <style:style style:name="T13" style:family="text">
      <style:text-properties fo:color="#0086b3" style:font-name="Consolas" fo:font-size="11pt" fo:background-color="#f8f8f8" loext:char-shading-value="0" style:font-name-asian="Consolas1" style:font-size-asian="11pt" style:font-name-complex="Consolas1" style:font-size-complex="11pt"/>
    </style:style>
    <style:style style:name="T14" style:family="text">
      <style:text-properties fo:color="#0086b3" style:font-name="Consolas" fo:background-color="#f8f8f8" loext:char-shading-value="0" style:font-name-asian="Consolas1" style:font-name-complex="Consolas1"/>
    </style:style>
    <style:style style:name="T15" style:family="text">
      <style:text-properties fo:color="#188038" style:font-name="Roboto Mono" fo:font-size="11pt" style:font-name-asian="Roboto Mono1" style:font-size-asian="11pt" style:font-name-complex="Roboto Mono1" style:font-size-complex="11pt"/>
    </style:style>
    <style:style style:name="T16" style:family="text">
      <style:text-properties fo:color="#188038" style:font-name="Roboto Mono" style:font-name-asian="Roboto Mono1" style:font-name-complex="Roboto Mono1"/>
    </style:style>
    <style:style style:name="T17" style:family="text">
      <style:text-properties fo:color="#008080" style:font-name="Consolas" fo:font-size="11pt" fo:background-color="#f8f8f8" loext:char-shading-value="0" style:font-name-asian="Consolas1" style:font-size-asian="11pt" style:font-name-complex="Consolas1" style:font-size-complex="11pt"/>
    </style:style>
    <style:style style:name="T18" style:family="text">
      <style:text-properties fo:color="#008080" style:font-name="Consolas" fo:background-color="#f8f8f8" loext:char-shading-value="0" style:font-name-asian="Consolas1" style:font-name-complex="Consolas1"/>
    </style:style>
    <style:style style:name="T19" style:family="text">
      <style:text-properties fo:color="#445588" style:font-name="Consolas" fo:font-size="11pt" fo:font-weight="bold" fo:background-color="#f8f8f8" loext:char-shading-value="0" style:font-name-asian="Consolas1" style:font-size-asian="11pt" style:font-weight-asian="bold" style:font-name-complex="Consolas1" style:font-size-complex="11pt" style:font-weight-complex="bold"/>
    </style:style>
    <style:style style:name="T20" style:family="text">
      <style:text-properties fo:color="#445588" style:font-name="Consolas" fo:font-weight="bold" fo:background-color="#f8f8f8" loext:char-shading-value="0" style:font-name-asian="Consolas1" style:font-weight-asian="bold" style:font-name-complex="Consolas1" style:font-weight-complex="bold"/>
    </style:style>
    <style:style style:name="T21" style:family="text">
      <style:text-properties fo:color="#999999" style:font-name="Consolas" fo:font-size="11pt" fo:font-weight="bold" fo:background-color="#f8f8f8" loext:char-shading-value="0" style:font-name-asian="Consolas1" style:font-size-asian="11pt" style:font-weight-asian="bold" style:font-name-complex="Consolas1" style:font-size-complex="11pt" style:font-weight-complex="bold"/>
    </style:style>
    <style:style style:name="T22" style:family="text">
      <style:text-properties fo:color="#666666" style:font-name="Calibri" fo:font-size="23pt" style:font-name-asian="Calibri1" style:font-size-asian="23pt" style:font-name-complex="Calibri1" style:font-size-complex="23pt"/>
    </style:style>
    <style:style style:name="T23" style:family="text">
      <style:text-properties fo:color="#666666" style:font-name="Calibri" style:font-name-asian="Calibri1" style:font-name-complex="Calibri1"/>
    </style:style>
    <style:style style:name="T24" style:family="text">
      <style:text-properties fo:font-variant="normal" fo:text-transform="none" fo:color="#0db7ed" style:text-line-through-style="none" style:text-line-through-type="none" style:text-position="0% 100%" style:font-name="Verdana" fo:font-size="15pt" fo:font-style="normal" style:text-underline-style="none" fo:font-weight="normal" style:font-name-asian="Verdana1" style:font-size-asian="15pt" style:font-style-asian="normal" style:font-weight-asian="normal" style:font-name-complex="Verdana1" style:font-size-complex="15pt" style:font-style-complex="normal" style:font-weight-complex="normal"/>
    </style:style>
    <style:style style:name="T25" style:family="text">
      <style:text-properties fo:font-variant="normal" fo:text-transform="none" fo:color="#384d54" style:text-line-through-style="none" style:text-line-through-type="none" style:text-position="0% 100%" fo:font-size="9pt" fo:font-style="normal" style:text-underline-style="none" style:font-size-asian="9pt" style:font-style-asian="normal" style:font-size-complex="9pt" style:font-style-complex="normal"/>
    </style:style>
    <style:style style:name="T26" style:family="text">
      <style:text-properties fo:color="#384d54" fo:font-size="9pt" style:font-size-asian="9pt" style:font-size-complex="9pt"/>
    </style:style>
    <style:style style:name="fr1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wx8dbvresidq"/><text:span text:style-name="T1">🚀 ¿Qué es Dart y por qué usarlo?</text:span></text:p>
      <text:list xml:id="list686314591" text:style-name="WWNum1">
        <text:list-item>
          <text:p text:style-name="P1"><text:span text:style-name="T2">Lenguaje de programación moderno y optimizado</text:span><text:span text:style-name="T3">, creado por Google.</text:span></text:p>
        </text:list-item>
        <text:list-item>
          <text:p text:style-name="P2"><text:span text:style-name="T3">Principalmente usado con </text:span><text:span text:style-name="T2">Flutter</text:span><text:span text:style-name="T3"> para desarrollar apps móviles, web y escritorio con una sola base de código.</text:span></text:p>
        </text:list-item>
        <text:list-item>
          <text:p text:style-name="P2"><text:span text:style-name="T2">Compilación dual:</text:span></text:p>
          <text:list>
            <text:list-item>
              <text:p text:style-name="P3"><text:span text:style-name="T2">JIT (Just-In-Time):</text:span><text:span text:style-name="T3"> útil en desarrollo, permite Hot Reload (ver cambios al instante).</text:span></text:p>
            </text:list-item>
            <text:list-item>
              <text:p text:style-name="P4"><text:span text:style-name="T2">AOT (Ahead-Of-Time):</text:span><text:span text:style-name="T3"> útil en producción, mejora el rendimiento.</text:span></text:p>
            </text:list-item>
          </text:list>
        </text:list-item>
      </text:list>
      <text:p text:style-name="P15"><text:bookmark text:name="_vcf1f4t9389u"/><text:span text:style-name="T1">📌 Variables y Tipado</text:span></text:p>
      <text:p text:style-name="P14"><text:bookmark text:name="_q6trmq8ocuo"/><text:span text:style-name="T4">Declaración: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<text:span text:style-name="T5">var</text:span><text:span text:style-name="T6"> nombre = </text:span><text:span text:style-name="T9">'Juan'</text:span><text:span text:style-name="T6">; </text:span><text:span text:style-name="T11">// tipo inferido automáticamente</text:span><text:span text:style-name="T6"><text:line-break/></text:span><text:span text:style-name="T13">String</text:span><text:span text:style-name="T6"> apellido = </text:span><text:span text:style-name="T9">'Pérez'</text:span><text:span text:style-name="T6">;</text:span></text:p>
          </table:table-cell>
        </table:table-row>
      </table:table>
      <text:p text:style-name="P14"><text:bookmark text:name="_q2iex3ysw6mx"/><text:span text:style-name="T4">Constantes: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9"><text:span text:style-name="T5">final</text:span><text:span text:style-name="T6"> edad = </text:span><text:span text:style-name="T17">30</text:span><text:span text:style-name="T6">; <text:s text:c="4"/></text:span><text:span text:style-name="T11">// se asigna en tiempo de ejecución</text:span><text:span text:style-name="T6"><text:line-break/></text:span><text:span text:style-name="T5">const</text:span><text:span text:style-name="T6"> pi = </text:span><text:span text:style-name="T17">3.14</text:span><text:span text:style-name="T6">; <text:s text:c="4"/></text:span><text:span text:style-name="T11">// se conoce en tiempo de compilación</text:span></text:p>
          </table:table-cell>
        </table:table-row>
      </table:table>
      <text:p text:style-name="P12"/>
      <text:p text:style-name="P14"><text:bookmark text:name="_4q7cknyi56bo"/><text:span text:style-name="T4">Null safety: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9"><text:span text:style-name="T13">String</text:span><text:span text:style-name="T6">? nombre; <text:s text:c="5"/></text:span><text:span text:style-name="T11">// puede ser nulo</text:span><text:span text:style-name="T6"><text:line-break/>nombre = </text:span><text:span text:style-name="T9">'Carlos'</text:span><text:span text:style-name="T6">;<text:line-break/><text:line-break/>late </text:span><text:span text:style-name="T13">String</text:span><text:span text:style-name="T6"> apellido; <text:s/></text:span><text:span text:style-name="T11">// inicializada más tarde, pero no nula</text:span><text:span text:style-name="T6"><text:line-break/>apellido = </text:span><text:span text:style-name="T9">'Sánchez'</text:span><text:span text:style-name="T6">;</text:span></text:p>
          </table:table-cell>
        </table:table-row>
      </table:table>
      <text:p text:style-name="P15"><text:bookmark text:name="_26rb9t5rba2m"/><text:span text:style-name="T1">🔁 Control de Flujo</text:span></text:p>
      <text:p text:style-name="P14"><text:bookmark text:name="_8se5ulff1br"/><text:span text:style-name="T4">Condicionales: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9"><text:span text:style-name="T5">if</text:span><text:span text:style-name="T6"> (edad &gt;= </text:span><text:span text:style-name="T17">18</text:span><text:span text:style-name="T6">) {<text:line-break/> <text:s/></text:span><text:span text:style-name="T13">print</text:span><text:span text:style-name="T6">(</text:span><text:span text:style-name="T9">'Mayor de edad'</text:span><text:span text:style-name="T6">);<text:line-break/>} </text:span><text:span text:style-name="T5">else</text:span><text:span text:style-name="T6"> {<text:line-break/> <text:s/></text:span><text:span text:style-name="T13">print</text:span><text:span text:style-name="T6">(</text:span><text:span text:style-name="T9">'Menor de edad'</text:span><text:span text:style-name="T6">);<text:line-break/>}</text:span></text:p>
          </table:table-cell>
        </table:table-row>
      </table:table>
      <text:p text:style-name="P14"><text:bookmark text:name="_8e51qcsquges"/><text:span text:style-name="T4">Switch con patrones: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9"><text:span text:style-name="T5">switch</text:span><text:span text:style-name="T6"> (categoria) {<text:line-break/> <text:s/></text:span><text:span text:style-name="T5">case</text:span><text:span text:style-name="T6"> </text:span><text:span text:style-name="T9">'A'</text:span><text:span text:style-name="T6">:<text:line-break/> <text:s text:c="3"/></text:span><text:span text:style-name="T13">print</text:span><text:span text:style-name="T6">(</text:span><text:span text:style-name="T9">'Categoría A'</text:span><text:span text:style-name="T6">);<text:line-break/> <text:s text:c="3"/></text:span><text:span text:style-name="T5">break</text:span><text:span text:style-name="T6">;<text:line-break/> <text:s/></text:span><text:span text:style-name="T5">default</text:span><text:span text:style-name="T6">:<text:line-break/> <text:s text:c="3"/></text:span><text:span text:style-name="T13">print</text:span><text:span text:style-name="T6">(</text:span><text:span text:style-name="T9">'Otra categoría'</text:span><text:span text:style-name="T6">);<text:line-break/>}</text:span></text:p>
          </table:table-cell>
        </table:table-row>
      </table:table>
      <text:p text:style-name="P14"><text:bookmark text:name="_2crqhzuihi07"/><text:span text:style-name="T4">Bucles: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9"><text:span text:style-name="T5">for</text:span><text:span text:style-name="T6"> (</text:span><text:span text:style-name="T5">var</text:span><text:span text:style-name="T6"> i = </text:span><text:span text:style-name="T17">0</text:span><text:span text:style-name="T6">; i &lt; </text:span><text:span text:style-name="T17">5</text:span><text:span text:style-name="T6">; i++) </text:span><text:span text:style-name="T13">print</text:span><text:span text:style-name="T6">(i);<text:line-break/><text:line-break/></text:span><text:span text:style-name="T5">while</text:span><text:span text:style-name="T6"> (condicion) { ... }<text:line-break/><text:line-break/></text:span><text:span text:style-name="T5">do</text:span><text:span text:style-name="T6"> {<text:line-break/> <text:s/>...<text:line-break/>} </text:span><text:span text:style-name="T5">while</text:span><text:span text:style-name="T6"> (condicion);</text:span></text:p>
          </table:table-cell>
        </table:table-row>
      </table:table>
      <text:p text:style-name="P15"><text:bookmark text:name="_twx0k8fsgy00"/><text:span text:style-name="T1">🧩 Funciones</text:span></text:p>
      <text:p text:style-name="P14"><text:bookmark text:name="_p9uo0k8j95ll"/><text:span text:style-name="T4">Básicas: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9"><text:span text:style-name="T13">int</text:span><text:span text:style-name="T6"> sumar(</text:span><text:span text:style-name="T13">int</text:span><text:span text:style-name="T6"> a, </text:span><text:span text:style-name="T13">int</text:span><text:span text:style-name="T6"> b) {<text:line-break/> <text:s/></text:span><text:span text:style-name="T5">return</text:span><text:span text:style-name="T6"> a + b;<text:line-break/>}</text:span></text:p>
          </table:table-cell>
        </table:table-row>
      </table:table>
      <text:p text:style-name="P14"><text:bookmark text:name="_9tvq2xdwykji"/><text:span text:style-name="T4">Arrow function: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9"><text:span text:style-name="T13">int</text:span><text:span text:style-name="T6"> cuadrado(</text:span><text:span text:style-name="T13">int</text:span><text:span text:style-name="T6"> x) =&gt; x * x;</text:span></text:p>
          </table:table-cell>
        </table:table-row>
      </table:table>
      <text:p text:style-name="P14"><text:bookmark text:name="_rnqfohdzi6jq"/><text:span text:style-name="T4">Parámetros: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9"><text:span text:style-name="T13">String</text:span><text:span text:style-name="T6"> saludar(</text:span><text:span text:style-name="T13">String</text:span><text:span text:style-name="T6"> nombre, {</text:span><text:span text:style-name="T13">String</text:span><text:span text:style-name="T6">? apellido = </text:span><text:span text:style-name="T9">''</text:span><text:span text:style-name="T6">}) {<text:line-break/> <text:s/></text:span><text:span text:style-name="T5">return</text:span><text:span text:style-name="T6"> </text:span><text:span text:style-name="T9">'Hola $nombre $apellido'</text:span><text:span text:style-name="T6">;<text:line-break/>}</text:span></text:p>
          </table:table-cell>
        </table:table-row>
      </table:table>
      <text:p text:style-name="P12"/>
      <text:p text:style-name="P16"><text:bookmark text:name="_7t7m6jxbskpe"/></text:p>
      <text:p text:style-name="P15"><text:bookmark text:name="_3dsslbtbmd3j"/><text:span text:style-name="T1">📚 Colecciones en Dart</text:span></text:p>
      <text:p text:style-name="P14"><text:bookmark text:name="_z1qy439iyy2z"/><text:span text:style-name="T4">List:</text:span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9"><text:span text:style-name="T5">var</text:span><text:span text:style-name="T6"> lista = [</text:span><text:span text:style-name="T17">1</text:span><text:span text:style-name="T6">, </text:span><text:span text:style-name="T17">2</text:span><text:span text:style-name="T6">, </text:span><text:span text:style-name="T17">3</text:span><text:span text:style-name="T6">];<text:line-break/>lista.add(</text:span><text:span text:style-name="T17">4</text:span><text:span text:style-name="T6">);</text:span></text:p>
          </table:table-cell>
        </table:table-row>
      </table:table>
      <text:p text:style-name="P14"><text:bookmark text:name="_5dnseys4n1e2"/><text:span text:style-name="T4">Set:</text:span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9"><text:span text:style-name="T5">var</text:span><text:span text:style-name="T6"> conjunto = {</text:span><text:span text:style-name="T17">1</text:span><text:span text:style-name="T6">, </text:span><text:span text:style-name="T17">2</text:span><text:span text:style-name="T6">, </text:span><text:span text:style-name="T17">3</text:span><text:span text:style-name="T6">};<text:line-break/>conjunto.add(</text:span><text:span text:style-name="T17">3</text:span><text:span text:style-name="T6">); </text:span><text:span text:style-name="T11">// no se repite</text:span></text:p>
          </table:table-cell>
        </table:table-row>
      </table:table>
      <text:p text:style-name="P14"><text:bookmark text:name="_fakh3aerpk1c"/><text:span text:style-name="T4">Map:</text:span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9"><text:span text:style-name="T5">var</text:span><text:span text:style-name="T6"> persona = {</text:span><text:span text:style-name="T9">'nombre'</text:span><text:span text:style-name="T6">: </text:span><text:span text:style-name="T9">'Ana'</text:span><text:span text:style-name="T6">, </text:span><text:span text:style-name="T9">'edad'</text:span><text:span text:style-name="T6">: </text:span><text:span text:style-name="T17">25</text:span><text:span text:style-name="T6">};<text:line-break/></text:span><text:span text:style-name="T13">print</text:span><text:span text:style-name="T6">(persona[</text:span><text:span text:style-name="T9">'nombre'</text:span><text:span text:style-name="T6">]);</text:span></text:p>
          </table:table-cell>
        </table:table-row>
      </table:table>
      <text:p text:style-name="P12"/>
      <text:p text:style-name="P11"><draw:rect text:anchor-type="as-char" style:rel-width="100%" draw:z-index="2" draw:style-name="gr1" draw:text-style-name="P18" svg:width="0.0012in" svg:height="0.0213in"><text:p/></draw:rect></text:p>
      <text:p text:style-name="P15"><text:bookmark text:name="_630e23fumez8"/><text:span text:style-name="T1">👤 Programación Orientada a Objetos</text:span></text:p>
      <text:p text:style-name="P14"><text:bookmark text:name="_dlq4vz3j7x4a"/><text:span text:style-name="T4">Clase y constructor:</text:span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9"><text:span text:style-name="T5">class</text:span><text:span text:style-name="T6"> </text:span><text:span text:style-name="T19">Persona</text:span><text:span text:style-name="T6"> {<text:line-break/> <text:s/></text:span><text:span text:style-name="T13">String</text:span><text:span text:style-name="T6"> nombre;<text:line-break/> <text:s/></text:span><text:span text:style-name="T13">int</text:span><text:span text:style-name="T6"> edad;<text:line-break/><text:line-break/> <text:s/>Persona(</text:span><text:span text:style-name="T5">this</text:span><text:span text:style-name="T6">.nombre, </text:span><text:span text:style-name="T5">this</text:span><text:span text:style-name="T6">.edad);<text:line-break/>}</text:span></text:p>
          </table:table-cell>
        </table:table-row>
      </table:table>
      <text:p text:style-name="P14"><text:bookmark text:name="_u3kg4nbfcqno"/><text:span text:style-name="T4">Herencia y abstractas:</text:span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9"><text:span text:style-name="T5">abstract</text:span><text:span text:style-name="T6"> </text:span><text:span text:style-name="T5">class</text:span><text:span text:style-name="T6"> </text:span><text:span text:style-name="T19">Animal</text:span><text:span text:style-name="T6"> {<text:line-break/> <text:s/></text:span><text:span text:style-name="T5">void</text:span><text:span text:style-name="T6"> hacerSonido();<text:line-break/>}<text:line-break/><text:line-break/></text:span><text:span text:style-name="T5">class</text:span><text:span text:style-name="T6"> </text:span><text:span text:style-name="T19">Perro</text:span><text:span text:style-name="T6"> </text:span><text:span text:style-name="T5">extends</text:span><text:span text:style-name="T6"> </text:span><text:span text:style-name="T19">Animal</text:span><text:span text:style-name="T6"> {<text:line-break/> <text:s/></text:span><text:span text:style-name="T21">@override</text:span><text:span text:style-name="T6"><text:line-break/> <text:s/></text:span><text:span text:style-name="T5">void</text:span><text:span text:style-name="T6"> hacerSonido() =&gt; </text:span><text:span text:style-name="T13">print</text:span><text:span text:style-name="T6">(</text:span><text:span text:style-name="T9">'Guau'</text:span><text:span text:style-name="T6">);<text:line-break/>}</text:span></text:p>
          </table:table-cell>
        </table:table-row>
      </table:table>
      <text:p text:style-name="P14"><text:bookmark text:name="_saf41x3rbxsz"/><text:span text:style-name="T4">Getters y setters:</text:span>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9"><text:span text:style-name="T7">class</text:span><text:span text:style-name="T8"> </text:span><text:span text:style-name="T20">Producto</text:span><text:span text:style-name="T8"> {<text:line-break/> <text:s/></text:span><text:span text:style-name="T14">double</text:span><text:span text:style-name="T8"> precio;<text:line-break/> <text:s/>Producto(</text:span><text:span text:style-name="T7">this</text:span><text:span text:style-name="T8">.precio);<text:line-break/><text:line-break/> <text:s/></text:span><text:span text:style-name="T14">double</text:span><text:span text:style-name="T8"> </text:span><text:span text:style-name="T7">get</text:span><text:span text:style-name="T8"> precioConIVA =&gt; precio * </text:span><text:span text:style-name="T18">1.21</text:span><text:span text:style-name="T8">;<text:line-break/>}</text:span></text:p>
          </table:table-cell>
        </table:table-row>
      </table:table>
      <text:p text:style-name="P14"><text:bookmark text:name="_9bgyrbiat2zg"/><text:span text:style-name="T4">Extensiones:</text:span>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9"><text:span text:style-name="T8">extension Reversa on </text:span><text:span text:style-name="T14">String</text:span><text:span text:style-name="T8"> {<text:line-break/> <text:s/></text:span><text:span text:style-name="T14">String</text:span><text:span text:style-name="T8"> alReves() =&gt; split(</text:span><text:span text:style-name="T10">''</text:span><text:span text:style-name="T8">).reversed.join();<text:line-break/>}<text:line-break/><text:line-break/></text:span><text:span text:style-name="T14">print</text:span><text:span text:style-name="T8">(</text:span><text:span text:style-name="T10">'hola'</text:span><text:span text:style-name="T8">.alReves()); </text:span><text:span text:style-name="T12">// aloh</text:span></text:p>
          </table:table-cell>
        </table:table-row>
      </table:table>
      <text:p text:style-name="P14"><text:bookmark text:name="_6aibjdbybkx4"/><text:span text:style-name="T4">Callable Classes:</text:span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9"><text:span text:style-name="T7">class</text:span><text:span text:style-name="T8"> </text:span><text:span text:style-name="T20">Multiplicador</text:span><text:span text:style-name="T8"> {<text:line-break/> <text:s/></text:span><text:span text:style-name="T14">int</text:span><text:span text:style-name="T8"> call(</text:span><text:span text:style-name="T14">int</text:span><text:span text:style-name="T8"> x) =&gt; x * </text:span><text:span text:style-name="T18">2</text:span><text:span text:style-name="T8">;<text:line-break/>}<text:line-break/></text:span><text:span text:style-name="T7">final</text:span><text:span text:style-name="T8"> m = Multiplicador();<text:line-break/></text:span><text:span text:style-name="T14">print</text:span><text:span text:style-name="T8">(m(</text:span><text:span text:style-name="T18">5</text:span><text:span text:style-name="T8">)); </text:span><text:span text:style-name="T12">// 10</text:span></text:p>
          </table:table-cell>
        </table:table-row>
      </table:table>
      <text:p text:style-name="P15"><text:bookmark text:name="_67cok3ohwx3q"/><text:span text:style-name="T1">⏳ Asincronía y Concurrencia</text:span></text:p>
      <text:p text:style-name="P14"><text:bookmark text:name="_7g0ejxyn6r6s"/><text:span text:style-name="T4">Futures:</text:span>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9"><text:span text:style-name="T8">Future&lt;</text:span><text:span text:style-name="T14">String</text:span><text:span text:style-name="T8">&gt; obtenerDatos() </text:span><text:span text:style-name="T7">async</text:span><text:span text:style-name="T8"> {<text:line-break/> <text:s/></text:span><text:span text:style-name="T7">await</text:span><text:span text:style-name="T8"> Future.delayed(</text:span><text:span text:style-name="T14">Duration</text:span><text:span text:style-name="T8">(seconds: </text:span><text:span text:style-name="T18">2</text:span><text:span text:style-name="T8">));<text:line-break/> <text:s/></text:span><text:span text:style-name="T7">return</text:span><text:span text:style-name="T8"> </text:span><text:span text:style-name="T10">'Datos cargados'</text:span><text:span text:style-name="T8">;<text:line-break/>}</text:span></text:p>
          </table:table-cell>
        </table:table-row>
      </table:table>
      <text:p text:style-name="P14"><text:bookmark text:name="_eo79nlrq94wa"/><text:soft-page-break/><text:span text:style-name="T4">Streams:</text:span>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9"><text:span text:style-name="T8">Stream&lt;</text:span><text:span text:style-name="T14">int</text:span><text:span text:style-name="T8">&gt; contador() </text:span><text:span text:style-name="T7">async</text:span><text:span text:style-name="T8">* {<text:line-break/> <text:s/></text:span><text:span text:style-name="T7">for</text:span><text:span text:style-name="T8"> (</text:span><text:span text:style-name="T14">int</text:span><text:span text:style-name="T8"> i = </text:span><text:span text:style-name="T18">0</text:span><text:span text:style-name="T8">; i &lt; </text:span><text:span text:style-name="T18">3</text:span><text:span text:style-name="T8">; i++) {<text:line-break/> <text:s text:c="3"/></text:span><text:span text:style-name="T7">yield</text:span><text:span text:style-name="T8"> i;<text:line-break/> <text:s text:c="3"/></text:span><text:span text:style-name="T7">await</text:span><text:span text:style-name="T8"> Future.delayed(</text:span><text:span text:style-name="T14">Duration</text:span><text:span text:style-name="T8">(seconds: </text:span><text:span text:style-name="T18">1</text:span><text:span text:style-name="T8">));<text:line-break/> <text:s/>}<text:line-break/>}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Roboto Mono" svg:font-family="'Roboto Mono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626in" fo:margin-right="0.0626in" fo:margin-top="0.0626in" fo:margin-bottom="0.0626in" loext:contextual-spacing="false" fo:line-height="115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8pt" fo:font-style="normal" style:text-underline-style="none" fo:font-weight="bold" style:font-name-asian="Verdana1" style:font-family-asian="Verdana" style:font-family-generic-asian="system" style:font-pitch-asian="variable" style:font-size-asian="18pt" style:font-style-asian="normal" style:font-weight-asian="bold" style:font-name-complex="Verdana1" style:font-family-complex="Verdana" style:font-family-generic-complex="system" style:font-pitch-complex="variable" style:font-size-complex="18pt" style:font-style-complex="normal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563in" fo:margin-bottom="0.1563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4pt" fo:font-style="normal" style:text-underline-style="none" fo:font-weight="bold" style:font-name-asian="Verdana1" style:font-family-asian="Verdana" style:font-family-generic-asian="system" style:font-pitch-asian="variable" style:font-size-asian="14pt" style:font-style-asian="normal" style:font-weight-asian="bold" style:font-name-complex="Verdana1" style:font-family-complex="Verdana" style:font-family-generic-complex="system" style:font-pitch-complex="variable" style:font-size-complex="14pt" style:font-style-complex="normal" style:font-weight-complex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2pt" fo:font-style="normal" style:text-underline-style="none" fo:font-weight="bold" style:font-name-asian="Verdana1" style:font-family-asian="Verdana" style:font-family-generic-asian="system" style:font-pitch-asian="variable" style:font-size-asian="12pt" style:font-style-asian="normal" style:font-weight-asian="bold" style:font-name-complex="Verdana1" style:font-family-complex="Verdana" style:font-family-generic-complex="system" style:font-pitch-complex="variable" style:font-size-complex="12pt" style:font-style-complex="normal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0pt" fo:font-style="normal" style:text-underline-style="none" fo:font-weight="bold" style:font-name-asian="Verdana1" style:font-family-asian="Verdana" style:font-family-generic-asian="system" style:font-pitch-asian="variable" style:font-size-asian="10pt" style:font-style-asian="normal" style:font-weight-asian="bold" style:font-name-complex="Verdana1" style:font-family-complex="Verdana" style:font-family-generic-complex="system" style:font-pitch-complex="variable" style:font-size-complex="10pt" style:font-style-complex="normal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 style:font-style-complex="normal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5in" fo:margin-bottom="0.2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 style:font-style-complex="normal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1pt" style:text-underline-style="none"/>
    </style:style>
    <style:style style:name="ListLabel_20_2" style:display-name="ListLabel 2" style:family="text">
      <style:text-properties fo:font-size="11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margin-left="0.0626in" fo:margin-right="0.0626in" fo:margin-top="0.3335in" fo:margin-bottom="0.0835in" loext:contextual-spacing="false" fo:line-height="100%" fo:keep-together="auto" fo:text-indent="0in" style:auto-text-indent="fals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MP6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MT1" style:family="text">
      <style:text-properties fo:color="#666666" style:font-name="Calibri" fo:font-size="23pt" style:font-name-asian="Calibri1" style:font-size-asian="23pt" style:font-name-complex="Calibri1" style:font-size-complex="23pt"/>
    </style:style>
    <style:style style:name="MT2" style:family="text">
      <style:text-properties fo:color="#666666" style:font-name="Calibri" style:font-name-asian="Calibri1" style:font-name-complex="Calibri1"/>
    </style:style>
    <style:style style:name="MT3" style:family="text">
      <style:text-properties fo:color="#384d54" fo:font-size="9pt" style:font-size-asian="9pt" style:font-size-complex="9pt"/>
    </style:style>
    <style:style style:name="Mfr1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3d17qgl2ujee"/><text:span text:style-name="MT1">📝 </text:span><text:span text:style-name="MT2">Cheatsheet – Introducción a Dart</text:span><draw:frame draw:style-name="Mfr1" draw:name="image1.png" text:anchor-type="char" svg:x="6.552in" svg:y="0.2709in" svg:width="1.0091in" svg:height="0.3535in" draw:z-index="1"><draw:image xlink:href="Pictures/100002010000007600000029ABF5F7A91F7A9EF9.png" xlink:type="simple" xlink:show="embed" xlink:actuate="onLoad" loext:mime-type="image/png"/></draw:frame></text:p>
        <text:p text:style-name="MP2"/>
        <text:p text:style-name="MP3"><text:span text:style-name="MT3">Unidad 03 - Autor: Sergi García Barea</text:span></text:p>
        <text:p text:style-name="MP4"/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9" meta:image-count="1" meta:object-count="0" meta:page-count="2" meta:paragraph-count="53" meta:word-count="392" meta:character-count="2531" meta:non-whitespace-character-count="2110"/>
    <meta:generator>LibreOfficeDev/6.0.5.2$Linux_X86_64 LibreOffice_project/</meta:generator>
  </office:meta>
</office:document-meta>
</file>